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0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Transparency_5f_and_5f_L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Transparency_and_L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Transparency and Learn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l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Transpar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in Geberland entwicklungspolitische Informationen und Erfahrungen mit Partnerländern teilt, um Planbarkeit und Lerneffekte zu erhöh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o what extent a country promotes transparency and learning in its international development cooper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Giving or receiving development aid can be a very complicated process, given the vast number of projects and initiatives that often run parallel in countries or regions. Sharing timely information enables donors to coordinate better with other donors and with recipient countries, to improve their planning, and to learn from actual experience. This indicator is an composite indicator developed by the Center for Global Development in the context of the Quality of Aid Index. It uses eight criteria to assess to what extent the development cooperation of a country maximises its efficiency through transparency and learning. The eight criteria are: 1) Membership in IATI (International Aid Transparency Initiative),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vielen Ländern und Regionen gibt es gleichzeitig eine große Anzahl von Entwicklungsprojekten und -initiativen, sodass Entwicklungshilfe bekommen und empfangen zu einem sehr komplizierten Prozess werden kann. Deswegen ist es wichtig, Entwicklungszusammenarbeit so transparent wie möglich zu machen und aktuelle Informaitonen zu veröffentlichen. So können Entwicklungsprojekte besser abgestimmt und koordiniert werden und verschiedene Projekte können voneinander lernen. Dieser Indikator ist ein zusammengesetzter Indikator, der von dem Center for Global Development im Rahmen des Quality of Aid Indizes entwickelt wurde. Der Indikator misst anhand von acht Kriterien, inwiefern die Entwicklungszusammenarbeit (EZ) eines Landes durch Transparenz effizient wird.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4" calcext:value-type="float">
            <text:p>0.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4,0.15,-0.15,-0.4</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283" calcext:value-type="float">
            <text:p>0.28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18" calcext:value-type="float">
            <text:p>-0.51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592" calcext:value-type="float">
            <text:p>0.59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212" calcext:value-type="float">
            <text:p>0.212</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85" calcext:value-type="float">
            <text:p>0.185</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4" calcext:value-type="float">
            <text:p>-0.2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26" calcext:value-type="float">
            <text:p>0.12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931" calcext:value-type="float">
            <text:p>-0.931</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565" calcext:value-type="float">
            <text:p>0.56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074" calcext:value-type="float">
            <text:p>-0.07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974" calcext:value-type="float">
            <text:p>-0.97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26" calcext:value-type="float">
            <text:p>0.02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114" calcext:value-type="float">
            <text:p>-0.11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602" calcext:value-type="float">
            <text:p>-0.60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07" calcext:value-type="float">
            <text:p>-0.207</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02" calcext:value-type="float">
            <text:p>0.10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78" calcext:value-type="float">
            <text:p>0.2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57" calcext:value-type="float">
            <text:p>0.257</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047" calcext:value-type="float">
            <text:p>0.04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15" calcext:value-type="float">
            <text:p>0.15</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Transparency_5f_and_5f_Le" style:display-name="PageStyle_Partnership_Transparency_and_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